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HSession.createLocalTu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stedSequential.get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Tunnel.getR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HSession.createRemoteTu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stedSequential.addTask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Tunnel.LocalTu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moteTunnel.getR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Tunnel.RemoteTu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SHSession.createSequenti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SHSession.setLocaltunnels( String tunne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Tunnel.getL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HSession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Session.execut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SHSession.addTask( Task nested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Tunnel.getL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Tunnel.getLHo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Tunnel.setLPort( int 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Tunnel.setRHost( String r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moteTunnel.setRPort( int r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Tunnel.setRPort( int r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moteTunnel.setLHost( String l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Tunnel.setLPort( int l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Tunnel.getRHo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HSession.setRemotetunnels( String tunne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